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  <table:table-cell table:style-name="ce4" office:value-type="string" calcext:value-type="string">
            <text:p>Typ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ec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hour</text:p>
          </table:table-cell>
          <table:table-cell table:style-name="ce2" office:value-type="float" office:value="2" calcext:value-type="float">
            <text:p>2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day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on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table:style-name="ce2" office:value-type="float" office:value="5" calcext:value-type="float">
            <text:p>5</text:p>
          </table:table-cell>
          <table:table-cell table:style-name="Default" office:value-type="string" calcext:value-type="string">
            <text:p>short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wday</text:p>
          </table:table-cell>
          <table:table-cell table:style-name="ce2" office:value-type="float" office:value="6" calcext:value-type="float">
            <text:p>6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yday</text:p>
          </table:table-cell>
          <table:table-cell table:style-name="ce2" office:value-type="float" office:value="7" calcext:value-type="float">
            <text:p>7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isdst</text:p>
          </table:table-cell>
          <table:table-cell table:style-name="ce2" office:value-type="float" office:value="8" calcext:value-type="float">
            <text:p>8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year_s</text:p>
          </table:table-cell>
          <table:table-cell table:style-name="ce2" office:value-type="float" office:value="9" calcext:value-type="float">
            <text:p>9</text:p>
          </table:table-cell>
          <table:table-cell table:style-name="Default" office:value-type="string" calcext:value-type="string">
            <text:p>char</text:p>
          </table:table-cell>
          <table:table-cell/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Hex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char[4]</text:p>
          </table:table-cell>
          <table:table-cell office:value-type="float" office:value="54" calcext:value-type="float">
            <text:p>54</text:p>
          </table:table-cell>
          <table:table-cell table:formula="of:=TEXT([.E14]; &quot;00&quot;)" office:value-type="string" office:string-value="54" calcext:value-type="string">
            <text:p>54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table:formula="of:=CONCATENATE([.F14];TEXT([.E15];&quot;00&quot;))" office:value-type="string" office:string-value="5445" calcext:value-type="string">
            <text:p>5445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table:formula="of:=CONCATENATE([.F15];TEXT([.E16];&quot;00&quot;))" office:value-type="string" office:string-value="544553" calcext:value-type="string">
            <text:p>544553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table:formula="of:=CONCATENATE([.F16];TEXT([.E17];&quot;00&quot;))" office:value-type="string" office:string-value="54455354" calcext:value-type="string">
            <text:p>54455354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ent</text:p>
          </table:table-cell>
          <table:table-cell table:style-name="ce2" office:value-type="string" calcext:value-type="string">
            <text:p>uint8_t</text:p>
          </table:table-cell>
          <table:table-cell office:value-type="float" office:value="0" calcext:value-type="float">
            <text:p>00</text:p>
          </table:table-cell>
          <table:table-cell table:formula="of:=CONCATENATE([.F17];TEXT([.E18];&quot;00&quot;))" office:value-type="string" office:string-value="5445535400" calcext:value-type="string">
            <text:p>544553540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yro_x_bias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18];TEXT([.E19];&quot;00&quot;))" office:value-type="string" office:string-value="544553540000" calcext:value-type="string">
            <text:p>544553540000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19];TEXT([.E20];&quot;00&quot;))" office:value-type="string" office:string-value="54455354000000" calcext:value-type="string">
            <text:p>54455354000000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0];TEXT([.E21];&quot;00&quot;))" office:value-type="string" office:string-value="5445535400000000" calcext:value-type="string">
            <text:p>5445535400000000</text:p>
          </table:table-cell>
        </table:table-row>
        <table:table-row table:style-name="ro3"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3f</text:p>
          </table:table-cell>
          <table:table-cell table:formula="of:=CONCATENATE([.F21];TEXT([.E22];&quot;00&quot;))" office:value-type="string" office:string-value="54455354000000003f" calcext:value-type="string">
            <text:p>54455354000000003f</text:p>
          </table:table-cell>
        </table:table-row>
        <table:table-row table:style-name="ro3">
          <table:table-cell office:value-type="string" calcext:value-type="string">
            <text:p>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yro_y_bias</text:p>
          </table:table-cell>
          <table:table-cell table:style-name="ce3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22];TEXT([.E23];&quot;00&quot;))" office:value-type="string" office:string-value="54455354000000003f00" calcext:value-type="string">
            <text:p>54455354000000003f00</text:p>
          </table:table-cell>
        </table:table-row>
        <table:table-row table:style-name="ro3"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3];TEXT([.E24];&quot;00&quot;))" office:value-type="string" office:string-value="54455354000000003f0000" calcext:value-type="string">
            <text:p>54455354000000003f0000</text:p>
          </table:table-cell>
        </table:table-row>
        <table:table-row table:style-name="ro3"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float" office:value="80" calcext:value-type="float">
            <text:p>80</text:p>
          </table:table-cell>
          <table:table-cell table:formula="of:=CONCATENATE([.F24];TEXT([.E25];&quot;00&quot;))" office:value-type="string" office:string-value="54455354000000003f000080" calcext:value-type="string">
            <text:p>54455354000000003f000080</text:p>
          </table:table-cell>
        </table:table-row>
        <table:table-row table:style-name="ro3">
          <table:table-cell table:style-name="ce3" office:value-type="string" calcext:value-type="string">
            <text:p>C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3e</text:p>
          </table:table-cell>
          <table:table-cell table:formula="of:=CONCATENATE([.F25];TEXT([.E26];&quot;00&quot;))" office:value-type="string" office:string-value="54455354000000003f0000803e" calcext:value-type="string">
            <text:p>54455354000000003f0000803e</text:p>
          </table:table-cell>
        </table:table-row>
        <table:table-row table:style-name="ro3">
          <table:table-cell table:style-name="ce3" office:value-type="string" calcext:value-type="string">
            <text:p>D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gyro_z_bias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26];TEXT([.E27];&quot;00&quot;))" office:value-type="string" office:string-value="54455354000000003f0000803e00" calcext:value-type="string">
            <text:p>54455354000000003f0000803e00</text:p>
          </table:table-cell>
        </table:table-row>
        <table:table-row table:style-name="ro3"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7];TEXT([.E28];&quot;00&quot;))" office:value-type="string" office:string-value="54455354000000003f0000803e0000" calcext:value-type="string">
            <text:p>54455354000000003f0000803e0000</text:p>
          </table:table-cell>
        </table:table-row>
        <table:table-row table:style-name="ro3">
          <table:table-cell table:style-name="ce3" office:value-type="string" calcext:value-type="string">
            <text:p>F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28];TEXT([.E29];&quot;00&quot;))" office:value-type="string" office:string-value="54455354000000003f0000803e000000" calcext:value-type="string">
            <text:p>54455354000000003f0000803e00000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3e</text:p>
          </table:table-cell>
          <table:table-cell table:formula="of:=CONCATENATE([.F29];TEXT([.E30];&quot;00&quot;))" office:value-type="string" office:string-value="54455354000000003f0000803e0000003e" calcext:value-type="string">
            <text:p>54455354000000003f0000803e0000003e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l_buffer_size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1" calcext:value-type="float">
            <text:p>01</text:p>
          </table:table-cell>
          <table:table-cell table:formula="of:=CONCATENATE([.F30];TEXT([.E31];&quot;00&quot;))" office:value-type="string" office:string-value="54455354000000003f0000803e0000003e01" calcext:value-type="string">
            <text:p>54455354000000003f0000803e0000003e01</text:p>
          </table:table-cell>
        </table:table-row>
        <table:table-row table:style-name="ro3">
          <table:table-cell table:style-name="ce3" office:value-type="string" calcext:value-type="string">
            <text:p>12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1];TEXT([.E32];&quot;00&quot;))" office:value-type="string" office:string-value="54455354000000003f0000803e0000003e0100" calcext:value-type="string">
            <text:p>54455354000000003f0000803e0000003e010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yro_buffer_size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2" calcext:value-type="float">
            <text:p>02</text:p>
          </table:table-cell>
          <table:table-cell table:formula="of:=CONCATENATE([.F32];TEXT([.E33];&quot;00&quot;))" office:value-type="string" office:string-value="54455354000000003f0000803e0000003e010002" calcext:value-type="string">
            <text:p>54455354000000003f0000803e0000003e010002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3];TEXT([.E34];&quot;00&quot;))" office:value-type="string" office:string-value="54455354000000003f0000803e0000003e01000200" calcext:value-type="string">
            <text:p>54455354000000003f0000803e0000003e0100020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g_term_period</text:p>
          </table:table-cell>
          <table:table-cell table:style-name="ce2" office:value-type="string" calcext:value-type="string">
            <text:p>uint16_t</text:p>
          </table:table-cell>
          <table:table-cell office:value-type="float" office:value="3" calcext:value-type="float">
            <text:p>03</text:p>
          </table:table-cell>
          <table:table-cell table:formula="of:=CONCATENATE([.F34];TEXT([.E35];&quot;00&quot;))" office:value-type="string" office:string-value="54455354000000003f0000803e0000003e0100020003" calcext:value-type="string">
            <text:p>54455354000000003f0000803e0000003e0100020003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5];TEXT([.E36];&quot;00&quot;))" office:value-type="string" office:string-value="54455354000000003f0000803e0000003e010002000300" calcext:value-type="string">
            <text:p>54455354000000003f0000803e0000003e01000200030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table:formula="of:=&quot;2.0&quot;" office:value-type="string" office:string-value="2.0" calcext:value-type="string">
            <text:p>2.0</text:p>
          </table:table-cell>
          <table:table-cell office:value-type="string" calcext:value-type="string">
            <text:p>accel_scale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36];TEXT([.E37];&quot;00&quot;))" office:value-type="string" office:string-value="54455354000000003f0000803e0000003e01000200030000" calcext:value-type="string">
            <text:p>54455354000000003f0000803e0000003e01000200030000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7];TEXT([.E38];&quot;00&quot;))" office:value-type="string" office:string-value="54455354000000003f0000803e0000003e0100020003000000" calcext:value-type="string">
            <text:p>54455354000000003f0000803e0000003e010002000300000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38];TEXT([.E39];&quot;00&quot;))" office:value-type="string" office:string-value="54455354000000003f0000803e0000003e010002000300000000" calcext:value-type="string">
            <text:p>54455354000000003f0000803e0000003e010002000300000000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04</text:p>
          </table:table-cell>
          <table:table-cell table:formula="of:=CONCATENATE([.F39];TEXT([.E40];&quot;00&quot;))" office:value-type="string" office:string-value="54455354000000003f0000803e0000003e01000200030000000004" calcext:value-type="string">
            <text:p>54455354000000003f0000803e0000003e01000200030000000004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table:formula="of:=&quot;4.0&quot;" office:value-type="string" office:string-value="4.0" calcext:value-type="string">
            <text:p>4.0</text:p>
          </table:table-cell>
          <table:table-cell office:value-type="string" calcext:value-type="string">
            <text:p>gyro_scale</text:p>
          </table:table-cell>
          <table:table-cell table:style-name="ce2" office:value-type="string" calcext:value-type="string">
            <text:p>float</text:p>
          </table:table-cell>
          <table:table-cell office:value-type="float" office:value="0" calcext:value-type="float">
            <text:p>00</text:p>
          </table:table-cell>
          <table:table-cell table:formula="of:=CONCATENATE([.F40];TEXT([.E41];&quot;00&quot;))" office:value-type="string" office:string-value="54455354000000003f0000803e0000003e0100020003000000000400" calcext:value-type="string">
            <text:p>54455354000000003f0000803e0000003e0100020003000000000400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0" calcext:value-type="float">
            <text:p>00</text:p>
          </table:table-cell>
          <table:table-cell table:formula="of:=CONCATENATE([.F41];TEXT([.E42];&quot;00&quot;))" office:value-type="string" office:string-value="54455354000000003f0000803e0000003e010002000300000000040000" calcext:value-type="string">
            <text:p>54455354000000003f0000803e0000003e010002000300000000040000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8" calcext:value-type="float">
            <text:p>08</text:p>
          </table:table-cell>
          <table:table-cell table:formula="of:=CONCATENATE([.F42];TEXT([.E43];&quot;00&quot;))" office:value-type="string" office:string-value="54455354000000003f0000803e0000003e01000200030000000004000008" calcext:value-type="string">
            <text:p>54455354000000003f0000803e0000003e01000200030000000004000008</text:p>
          </table:table-cell>
        </table:table-row>
        <table:table-row table:style-name="ro1">
          <table:table-cell office:value-type="string" calcext:value-type="string">
            <text:p>1E</text:p>
          </table:table-cell>
          <table:table-cell/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float" office:value="4" calcext:value-type="float">
            <text:p>04</text:p>
          </table:table-cell>
          <table:table-cell table:formula="of:=CONCATENATE([.F43];TEXT([.E44];&quot;00&quot;))" office:value-type="string" office:string-value="54455354000000003f0000803e0000003e0100020003000000000400000804" calcext:value-type="string">
            <text:p>54455354000000003f0000803e0000003e0100020003000000000400000804</text:p>
          </table:table-cell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ts.dat</text:p>
          </table:table-cell>
          <table:table-cell office:value-type="string" calcext:value-type="string">
            <text:p>time</text:p>
          </table:table-cell>
          <table:table-cell table:style-name="ce2" office:value-type="string" calcext:value-type="string">
            <text:p>ts</text:p>
          </table:table-cell>
          <table:table-cell office:value-type="float" office:value="0" calcext:value-type="float">
            <text:p>00</text:p>
          </table:table-cell>
          <table:table-cell table:formula="of:=CONCATENATE([.F44];TEXT([.E45];&quot;00&quot;))" office:value-type="string" office:string-value="54455354000000003f0000803e0000003e010002000300000000040000080400" calcext:value-type="string">
            <text:p>54455354000000003f0000803e0000003e01000200030000000004000008040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tc, etc...</text:p>
          </table:table-cell>
          <table:covered-table-cell/>
          <table:covered-table-cell table:style-name="Default"/>
          <table:table-cell/>
          <table:table-cell office:value-type="float" office:value="1" calcext:value-type="float">
            <text:p>01</text:p>
          </table:table-cell>
          <table:table-cell table:formula="of:=CONCATENATE([.F45];TEXT([.E46];&quot;00&quot;))" office:value-type="string" office:string-value="54455354000000003f0000803e0000003e01000200030000000004000008040001" calcext:value-type="string">
            <text:p>54455354000000003f0000803e0000003e01000200030000000004000008040001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2" calcext:value-type="float">
            <text:p>02</text:p>
          </table:table-cell>
          <table:table-cell table:formula="of:=CONCATENATE([.F46];TEXT([.E47];&quot;00&quot;))" office:value-type="string" office:string-value="54455354000000003f0000803e0000003e0100020003000000000400000804000102" calcext:value-type="string">
            <text:p>54455354000000003f0000803e0000003e0100020003000000000400000804000102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3" calcext:value-type="float">
            <text:p>03</text:p>
          </table:table-cell>
          <table:table-cell table:formula="of:=CONCATENATE([.F47];TEXT([.E48];&quot;00&quot;))" office:value-type="string" office:string-value="54455354000000003f0000803e0000003e010002000300000000040000080400010203" calcext:value-type="string">
            <text:p>54455354000000003f0000803e0000003e010002000300000000040000080400010203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4" calcext:value-type="float">
            <text:p>04</text:p>
          </table:table-cell>
          <table:table-cell table:formula="of:=CONCATENATE([.F48];TEXT([.E49];&quot;00&quot;))" office:value-type="string" office:string-value="54455354000000003f0000803e0000003e01000200030000000004000008040001020304" calcext:value-type="string">
            <text:p>54455354000000003f0000803e0000003e01000200030000000004000008040001020304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5" calcext:value-type="float">
            <text:p>05</text:p>
          </table:table-cell>
          <table:table-cell table:formula="of:=CONCATENATE([.F49];TEXT([.E50];&quot;00&quot;))" office:value-type="string" office:string-value="54455354000000003f0000803e0000003e0100020003000000000400000804000102030405" calcext:value-type="string">
            <text:p>54455354000000003f0000803e0000003e0100020003000000000400000804000102030405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0" calcext:value-type="float">
            <text:p>00</text:p>
          </table:table-cell>
          <table:table-cell table:formula="of:=CONCATENATE([.F50];TEXT([.E51];&quot;00&quot;))" office:value-type="string" office:string-value="54455354000000003f0000803e0000003e010002000300000000040000080400010203040500" calcext:value-type="string">
            <text:p>54455354000000003f0000803e0000003e010002000300000000040000080400010203040500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6" calcext:value-type="float">
            <text:p>06</text:p>
          </table:table-cell>
          <table:table-cell table:formula="of:=CONCATENATE([.F51];TEXT([.E52];&quot;00&quot;))" office:value-type="string" office:string-value="54455354000000003f0000803e0000003e01000200030000000004000008040001020304050006" calcext:value-type="string">
            <text:p>54455354000000003f0000803e0000003e01000200030000000004000008040001020304050006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7" calcext:value-type="float">
            <text:p>07</text:p>
          </table:table-cell>
          <table:table-cell table:formula="of:=CONCATENATE([.F52];TEXT([.E53];&quot;00&quot;))" office:value-type="string" office:string-value="54455354000000003f0000803e0000003e0100020003000000000400000804000102030405000607" calcext:value-type="string">
            <text:p>54455354000000003f0000803e0000003e0100020003000000000400000804000102030405000607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8" calcext:value-type="float">
            <text:p>08</text:p>
          </table:table-cell>
          <table:table-cell table:formula="of:=CONCATENATE([.F53];TEXT([.E54];&quot;00&quot;))" office:value-type="string" office:string-value="54455354000000003f0000803e0000003e010002000300000000040000080400010203040500060708" calcext:value-type="string">
            <text:p>54455354000000003f0000803e0000003e010002000300000000040000080400010203040500060708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office:value-type="float" office:value="9" calcext:value-type="float">
            <text:p>09</text:p>
          </table:table-cell>
          <table:table-cell table:formula="of:=CONCATENATE([.F54];TEXT([.E55];&quot;00&quot;))" office:value-type="string" office:string-value="54455354000000003f0000803e0000003e01000200030000000004000008040001020304050006070809" calcext:value-type="string">
            <text:p>54455354000000003f0000803e0000003e01000200030000000004000008040001020304050006070809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y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Hex</text:p>
          </table:table-cell>
          <table:table-cell/>
        </table:table-row>
        <table:table-row table:style-name="ro1">
          <table:table-cell office:value-type="string" calcext:value-type="string">
            <text:p>0</text:p>
          </table:table-cell>
          <table:table-cell table:style-name="ce2" office:value-type="string" calcext:value-type="string">
            <text:p>t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s.test</text:p>
          </table:table-cell>
          <table:table-cell office:value-type="float" office:value="0" calcext:value-type="float">
            <text:p>00</text:p>
          </table:table-cell>
          <table:table-cell table:formula="of:=TEXT([.E58]; &quot;00&quot;)" office:value-type="string" office:string-value="00" calcext:value-type="string">
            <text:p>00</text:p>
          </table:table-cell>
        </table:table-row>
        <table:table-row table:style-name="ro3">
          <table:table-cell office:value-type="string" calcext:value-type="string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1" calcext:value-type="float">
            <text:p>01</text:p>
          </table:table-cell>
          <table:table-cell table:formula="of:=CONCATENATE([.F58];TEXT([.E59];&quot;00&quot;))" office:value-type="string" office:string-value="0001" calcext:value-type="string">
            <text:p>0001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2" calcext:value-type="float">
            <text:p>02</text:p>
          </table:table-cell>
          <table:table-cell table:formula="of:=CONCATENATE([.F59];TEXT([.E60];&quot;00&quot;))" office:value-type="string" office:string-value="000102" calcext:value-type="string">
            <text:p>000102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3" calcext:value-type="float">
            <text:p>03</text:p>
          </table:table-cell>
          <table:table-cell table:formula="of:=CONCATENATE([.F60];TEXT([.E61];&quot;00&quot;))" office:value-type="string" office:string-value="00010203" calcext:value-type="string">
            <text:p>00010203</text:p>
          </table:table-cell>
        </table:table-row>
        <table:table-row table:style-name="ro3">
          <table:table-cell office:value-type="string" calcext:value-type="string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4" calcext:value-type="float">
            <text:p>04</text:p>
          </table:table-cell>
          <table:table-cell table:formula="of:=CONCATENATE([.F61];TEXT([.E62];&quot;00&quot;))" office:value-type="string" office:string-value="0001020304" calcext:value-type="string">
            <text:p>0001020304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5" calcext:value-type="float">
            <text:p>05</text:p>
          </table:table-cell>
          <table:table-cell table:formula="of:=CONCATENATE([.F62];TEXT([.E63];&quot;00&quot;))" office:value-type="string" office:string-value="000102030405" calcext:value-type="string">
            <text:p>000102030405</text:p>
          </table:table-cell>
        </table:table-row>
        <table:table-row table:style-name="ro3">
          <table:table-cell office:value-type="string" calcext:value-type="string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0" calcext:value-type="float">
            <text:p>00</text:p>
          </table:table-cell>
          <table:table-cell table:formula="of:=CONCATENATE([.F63];TEXT([.E64];&quot;00&quot;))" office:value-type="string" office:string-value="00010203040500" calcext:value-type="string">
            <text:p>00010203040500</text:p>
          </table:table-cell>
        </table:table-row>
        <table:table-row table:style-name="ro3">
          <table:table-cell office:value-type="string" calcext:value-type="string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6" calcext:value-type="float">
            <text:p>06</text:p>
          </table:table-cell>
          <table:table-cell table:formula="of:=CONCATENATE([.F64];TEXT([.E65];&quot;00&quot;))" office:value-type="string" office:string-value="0001020304050006" calcext:value-type="string">
            <text:p>0001020304050006</text:p>
          </table:table-cell>
        </table:table-row>
        <table:table-row table:style-name="ro3">
          <table:table-cell office:value-type="string" calcext:value-type="string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7" calcext:value-type="float">
            <text:p>07</text:p>
          </table:table-cell>
          <table:table-cell table:formula="of:=CONCATENATE([.F65];TEXT([.E66];&quot;00&quot;))" office:value-type="string" office:string-value="000102030405000607" calcext:value-type="string">
            <text:p>000102030405000607</text:p>
          </table:table-cell>
        </table:table-row>
        <table:table-row table:style-name="ro3">
          <table:table-cell office:value-type="string" calcext:value-type="string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8" calcext:value-type="float">
            <text:p>08</text:p>
          </table:table-cell>
          <table:table-cell table:formula="of:=CONCATENATE([.F66];TEXT([.E67];&quot;00&quot;))" office:value-type="string" office:string-value="00010203040500060708" calcext:value-type="string">
            <text:p>00010203040500060708</text:p>
          </table:table-cell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/>
          <table:table-cell office:value-type="float" office:value="9" calcext:value-type="float">
            <text:p>09</text:p>
          </table:table-cell>
          <table:table-cell table:formula="of:=CONCATENATE([.F67];TEXT([.E68];&quot;00&quot;))" office:value-type="string" office:string-value="0001020304050006070809" calcext:value-type="string">
            <text:p>000102030405000607080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style-name="ce2" office:value-type="string" calcext:value-type="string">
            <text:p>float</text:p>
          </table:table-cell>
          <table:table-cell office:value-type="string" calcext:value-type="string">
            <text:p>celsius 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0</text:p>
          </table:table-cell>
          <table:table-cell table:formula="of:=CONCATENATE([.F68];TEXT([.E69];&quot;00&quot;))" office:value-type="string" office:string-value="000102030405000607080900" calcext:value-type="string">
            <text:p>000102030405000607080900</text:p>
          </table:table-cell>
        </table:table-row>
        <table:table-row table:style-name="ro3">
          <table:table-cell table:style-name="ce3" office:value-type="string" calcext:value-type="string">
            <text:p>12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0" calcext:value-type="float">
            <text:p>00</text:p>
          </table:table-cell>
          <table:table-cell table:formula="of:=CONCATENATE([.F69];TEXT([.E70];&quot;00&quot;))" office:value-type="string" office:string-value="00010203040500060708090000" calcext:value-type="string">
            <text:p>00010203040500060708090000</text:p>
          </table:table-cell>
        </table:table-row>
        <table:table-row table:style-name="ro3">
          <table:table-cell office:value-type="string" calcext:value-type="string">
            <text:p>13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float" office:value="0" calcext:value-type="float">
            <text:p>00</text:p>
          </table:table-cell>
          <table:table-cell table:formula="of:=CONCATENATE([.F70];TEXT([.E71];&quot;00&quot;))" office:value-type="string" office:string-value="0001020304050006070809000000" calcext:value-type="string">
            <text:p>0001020304050006070809000000</text:p>
          </table:table-cell>
        </table:table-row>
        <table:table-row table:style-name="ro3">
          <table:table-cell office:value-type="string" calcext:value-type="string">
            <text:p>14</text:p>
          </table:table-cell>
          <table:table-cell table:style-name="ce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3f</text:p>
          </table:table-cell>
          <table:table-cell table:formula="of:=CONCATENATE([.F71];TEXT([.E72];&quot;00&quot;))" office:value-type="string" office:string-value="00010203040500060708090000003f" calcext:value-type="string">
            <text:p>00010203040500060708090000003f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Default"/>
          <table:table-cell/>
        </table:table-row>
        <table:table-row table:style-name="ro3" table:number-rows-repeated="3">
          <table:table-cell/>
          <table:table-cell table:style-name="ce2"/>
          <table:table-cell table:style-name="ce5" table:number-columns-repeated="2"/>
          <table:table-cell table:style-name="Default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8:18:58.214321996</meta:creation-date>
    <dc:date>2017-02-06T18:48:21.564770983</dc:date>
    <meta:editing-duration>PT28M58S</meta:editing-duration>
    <meta:editing-cycles>50</meta:editing-cycles>
    <meta:generator>LibreOffice/5.1.4.2$Linux_X86_64 LibreOffice_project/10m0$Build-2</meta:generator>
    <meta:document-statistic meta:table-count="1" meta:cell-count="302" meta:object-count="0"/>
  </office:meta>
</office:document-meta>
</file>